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0pt" fo:font-weight="normal" style:font-size-asian="10pt" style:font-weight-asian="normal" style:font-size-complex="10pt"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9"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P10" style:family="paragraph" style:parent-style-name="Standard">
      <style:paragraph-properties fo:margin-left="1.25in" fo:margin-right="0in" fo:text-indent="-1.25in" style:auto-text-indent="false">
        <style:tab-stops/>
      </style:paragraph-properties>
      <style:text-properties fo:font-weight="normal" style:font-weight-asian="normal" style:font-weight-complex="normal"/>
    </style:style>
    <style:style style:name="P11" style:family="paragraph" style:parent-style-name="Standard">
      <style:paragraph-properties fo:margin-left="1.1457in" fo:margin-right="0in" fo:text-indent="-1.1457in" style:auto-text-indent="false">
        <style:tab-stops/>
      </style:paragraph-properties>
      <style:text-properties fo:font-weight="normal" style:font-weight-asian="normal" style:font-weight-complex="normal"/>
    </style:style>
    <style:style style:name="P12" style:family="paragraph" style:parent-style-name="Standard">
      <style:paragraph-properties fo:margin-left="1.2398in" fo:margin-right="0in" fo:text-indent="-1.2398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Levels:</text:p>
      <text:p text:style-name="P2"/>
      <text:p text:style-name="P2">(Desert)</text:p>
      <text:p text:style-name="P1">0.) Make your way to town (mandatory) <text:s text:c="4"/>-(mole, spitter) <text:s text:c="2"/>(2:10)</text:p>
      <text:p text:style-name="P1"><text:s text:c="12"/><text:span text:style-name="T1">Main Quest: Get to town</text:span></text:p>
      <text:p text:style-name="P5"><text:tab/>Side Quest: <text:s/>none</text:p>
      <text:p text:style-name="P1">1.) Clear the antenna of motoccos (mandatory) <text:s text:c="2"/>(3:00)</text:p>
      <text:p text:style-name="P5"><text:tab/>Main Quest: Clear the antenna of motoccos </text:p>
      <text:p text:style-name="P5"><text:tab/>Side Quest: Find 3 supply crates.</text:p>
      <text:p text:style-name="P1">2.) Find power supply for blacksmith (mandatory) <text:s text:c="2"/>-(dabat) <text:s text:c="2"/>(4:00)</text:p>
      <text:p text:style-name="P5"><text:tab/>Main Quest: Find the blacksmiths reactor <text:s text:c="3"/></text:p>
      <text:p text:style-name="P5"><text:tab/>Side Quest: Find mysterious artifact. </text:p>
      <text:p text:style-name="P1">3.) Destroy Large Dabat Nest <text:s text:c="2"/>(5:00)</text:p>
      <text:p text:style-name="P5"><text:tab/>Main Quest: The townsfolk have noticed a lot of Dabats around, find and destroy the Dabat nest.</text:p>
      <text:p text:style-name="P5"><text:tab/>Side Quest: <text:s/>find and kill the giant dabat <text:s text:c="4"/><text:span text:style-name="T2">Unlock: Bayonet Attachment</text:span></text:p>
      <text:p text:style-name="P1">4.) Restart power generator <text:s text:c="2"/>(5:30) <text:s text:c="3"/></text:p>
      <text:p text:style-name="P8">Main Quest: The defenses of the power generation station nearby have been ravaged, and now <text:s/>the generator <text:s/>has been taken over by the deadly monsters. Clear the generator of the monsters and restart it.</text:p>
      <text:p text:style-name="P5"><text:tab/>Side Quest: Find the lost weapons cache. <text:s text:c="4"/><text:span text:style-name="T2">Unlock: Improved Radar</text:span></text:p>
      <text:p text:style-name="P1">5.) <text:s/>Track down lost caravan <text:s/>(mandatory) (5:00)<text:span text:style-name="T2">Boss</text:span>: <text:span text:style-name="T2">Giant Motocco</text:span></text:p>
      <text:p text:style-name="P5"><text:tab/>Main Quest: track down the lost caravan <text:s text:c="5"/></text:p>
      <text:p text:style-name="P5"><text:tab/>Side Quest: <text:span text:style-name="T2"><text:s/></text:span>Rescue any survivors <text:s text:c="9"/><text:span text:style-name="T2">Unlock: Hard To Kill</text:span></text:p>
      <text:p text:style-name="P5"/>
      <text:p text:style-name="P2">(Caves)</text:p>
      <text:p text:style-name="P1">6.) <text:s/>Reactivate water pumps (mandatory) <text:s text:c="3"/>-(jumper, mucker) (5:20)</text:p>
      <text:p text:style-name="P5"><text:tab/>Main Quest: Find and activate the 3 water switches</text:p>
      <text:p text:style-name="P5"><text:tab/>Side Quest: <text:s/>Find hidden artifact <text:s/><text:span text:style-name="T2">Unlock: JetPack</text:span></text:p>
      <text:p text:style-name="P1">7.) Kill giant motoccos <text:s text:c="3"/>-(super motocco)(4:30)</text:p>
      <text:p text:style-name="P5"><text:s text:c="14"/>Main Quest: kill all 5 of the giant motoccos</text:p>
      <text:p text:style-name="P5"><text:tab/>Side Quest: kill 10 jumpers <text:s text:c="4"/><text:span text:style-name="T2">Unlock: Life steal</text:span></text:p>
      <text:p text:style-name="P1">8.) Close off leaking sewage pipe <text:s/>(6:30)</text:p>
      <text:p text:style-name="P5"><text:s text:c="14"/>Main Quest: Fix leaking sewage pipe (event)</text:p>
      <text:p text:style-name="P5"><text:tab/>Side Quest: Find artifact <text:s text:c="8"/><text:span text:style-name="T2"><text:s/>Unlock: double gold find</text:span></text:p>
      <text:p text:style-name="P1">9.) Investigate underground ruins (mandatory) (3:00?)</text:p>
      <text:p text:style-name="P5"><text:s text:c="14"/>Main Quest: Investigate the ruins</text:p>
      <text:p text:style-name="P5"><text:tab/>Side Quest: Kill huge mucker <text:s/><text:span text:style-name="T2">Unlock: proximity shields</text:span></text:p>
      <text:p text:style-name="P1">10.) Find the Ancient Relic (mandatory) (5:00) <text:span text:style-name="T2">Boss: <text:s/>Trap Room</text:span></text:p>
      <text:p text:style-name="P5"><text:s text:c="14"/>Main Quest: <text:s/>Head into the temple and find the ancient relic. <text:span text:style-name="T2">Unlock: Move Speed</text:span></text:p>
      <text:p text:style-name="P5"><text:span text:style-name="T2"><text:s text:c="14"/></text:span>Side Quest: Find a clue to lead us to the commando base.</text:p>
      <text:p text:style-name="P5"/>
      <text:p text:style-name="P2">(Temple Ruins)</text:p>
      <text:p text:style-name="P1">11.) Clear the three commando outposts <text:s/>-(commando, turret, tank) <text:s/>(mandatory)</text:p>
      <text:p text:style-name="P5"><text:s text:c="14"/>Main Quest: Clear the three commando outposts of all troops</text:p>
      <text:p text:style-name="P5"><text:tab/>Side Quest: <text:s/>Hack commando mainframe. <text:span text:style-name="T2">Unlock: crit damage</text:span></text:p>
      <text:p text:style-name="P1">12.) Destroy the commando weapons cache</text:p>
      <text:p text:style-name="P5"><text:tab/>Main Quest: destroy the commando weapon cache</text:p>
      <text:p text:style-name="P5"><text:tab/>Side Quest: <text:s/>destroy oil pipe <text:span text:style-name="T2">Unlock: healing effectiveness</text:span></text:p>
      <text:p text:style-name="P1">13.) Kill the 3 elite commandos</text:p>
      <text:p text:style-name="P1"><text:s text:c="12"/><text:span text:style-name="T1">Main Quest: <text:s/>Kill the elite commandos</text:span></text:p>
      <text:p text:style-name="P5"><text:tab/>Side Quest: <text:s/>Collect technology off of dead tank <text:span text:style-name="T2">Unlock: thorns</text:span></text:p>
      <text:p text:style-name="P1">14.) Rescue captured townfolk</text:p>
      <text:p text:style-name="P1"><text:s text:c="12"/><text:span text:style-name="T1">Main Quest: rescue captured townsfolk</text:span></text:p>
      <text:p text:style-name="P5"><text:tab/>Side Quest: <text:s/>collect a blade off of one of the enemies for slash</text:p>
      <text:p text:style-name="P1"><text:soft-page-break/>15.) Kill the tank commander <text:span text:style-name="T2"><text:s/>BOSS:</text:span> tank commander</text:p>
      <text:p text:style-name="P5"><text:s text:c="13"/>Main Quest: <text:s/><text:span text:style-name="T3">kill tank commander</text:span></text:p>
      <text:p text:style-name="P5"><text:s text:c="13"/>Side Quest: Disable satellite uplink</text:p>
      <text:p text:style-name="P1">16.) Destroy the turret defenses <text:s/><text:span text:style-name="T2">BOSS: </text:span>two turrets (watch that crossfire boys)</text:p>
      <text:p text:style-name="P5"><text:tab/>Main Quest: kill turret defence</text:p>
      <text:p text:style-name="P5"><text:tab/>Side Quest: </text:p>
      <text:p text:style-name="P5"/>
      <text:p text:style-name="P1">17.) Kill Boss <text:s text:c="2"/><text:span text:style-name="T2">Final Boss: Gravin</text:span></text:p>
      <text:p text:style-name="P4"/>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6">Town State</text:p>
      <text:p text:style-name="P4"/>
      <text:p text:style-name="P7">After Desert 0):</text:p>
      <text:p text:style-name="P4"><text:s text:c="3"/><text:span text:style-name="T2"><text:s/>Slash:</text:span> <text:s/></text:p>
      <text:p text:style-name="P4"><text:tab/>Positon: Near checkpoint</text:p>
      <text:p text:style-name="P11"><text:s text:c="12"/>Dialogue: "I parked the truck near the middle of town. We can use it as a staging area to</text:p>
      <text:p text:style-name="P4"><text:s text:c="30"/>run missions from. The first order of business is to get the antenna up and working </text:p>
      <text:p text:style-name="P4"><text:s text:c="30"/>again so we can communicate. Use the control panel on the danger cart to select </text:p>
      <text:p text:style-name="P12"><text:s text:c="30"/>the mission. Before you head out, click on your weapon rack next to the truck to give yourself a new skill."</text:p>
      <text:p text:style-name="P4"/>
      <text:p text:style-name="P4"><text:s text:c="4"/><text:span text:style-name="T2">Brice</text:span>: </text:p>
      <text:p text:style-name="P10"><text:s text:c="13"/>Dialogue: "Welcome to Titanis! I can upgrade you weapons and armor. Unfortunately, <text:s/>my power supply has been damaged and I wont be able to upgrade your gear until I get a new one. If you find one, bring it to me and I will give you a good deal on some upgrades!"</text:p>
      <text:p text:style-name="P4"><text:s text:c="13"/>Menu: Hidden <text:s text:c="2"/></text:p>
      <text:p text:style-name="P4"/>
      <text:p text:style-name="P4"><text:s text:c="4"/><text:span text:style-name="T2">Dr. Tam: </text:span></text:p>
      <text:p text:style-name="P4"><text:s text:c="12"/>Dialogue: "Thank you for answering our distress signal! Welcome to Titanis, I am the doctor in <text:s text:c="2"/><text:tab/><text:tab/> <text:s text:c="5"/>this town. Click on my workbench to buy some healing potions."</text:p>
      <text:p text:style-name="P4"><text:s text:c="12"/>Menu: Available</text:p>
      <text:p text:style-name="P4"/>
      <text:p text:style-name="P4"><text:s text:c="4"/><text:span text:style-name="T2">Old Man: </text:span></text:p>
      <text:p text:style-name="P4"><text:s text:c="13"/>Dialogue: "Oh thank goodness you came! Ever since a squadron of commandos set up a base outside town we have been under attack by strange creatures from the desert."</text:p>
      <text:p text:style-name="P4"><text:s text:c="14"/>Menu: Hidden</text:p>
      <text:p text:style-name="P4"/>
      <text:p text:style-name="P4"><text:soft-page-break/></text:p>
      <text:p text:style-name="P7">After Desert 1):</text:p>
      <text:p text:style-name="P4"><text:s text:c="5"/><text:span text:style-name="T2">Slash:</text:span> <text:s/></text:p>
      <text:p text:style-name="P4"><text:tab/>Positon: Near Danger Cart</text:p>
      <text:p text:style-name="P4"><text:s text:c="12"/>Dialogue: "Good job fixing that antenna. Now we will be able to communicate while </text:p>
      <text:p text:style-name="P9">you are out on missions. Brice is in desperate need of a power supply for his workbench. My scanner shows that there seems to be a strong power source located in a cave just outside of town. Find it for him and I'm sure he will upgrade some of your items."</text:p>
      <text:p text:style-name="P4"/>
      <text:p text:style-name="P4"><text:s text:c="4"/><text:span text:style-name="T2">Brice</text:span>: </text:p>
      <text:p text:style-name="P4"><text:s text:c="12"/>Dialogue: "With that antenna fixed we will be able to broadcast a stronger distress signal and </text:p>
      <text:p text:style-name="P4"><text:s text:c="31"/>hopefully get some additional help. I really need that power supply for my work bench, take a look for one out in the desert."</text:p>
      <text:p text:style-name="P4"><text:s text:c="13"/>Menu: Hidden</text:p>
      <text:p text:style-name="P4"/>
      <text:p text:style-name="P4"><text:s text:c="4"/><text:span text:style-name="T2">Dr. Tam</text:span>: </text:p>
      <text:p text:style-name="P4"><text:s text:c="12"/>Dialogue: "Click on my workbench to buy some of my healing potions!"</text:p>
      <text:p text:style-name="P4"/>
      <text:p text:style-name="P4"><text:s text:c="4"/><text:span text:style-name="T2">Old Man</text:span>: </text:p>
      <text:p text:style-name="P4"><text:s text:c="13"/>Dialogue: "You can duel your friends by clicking on my control panel. Good luck and have <text:s/><text:tab/><text:tab/><text:tab/> <text:s text:c="7"/>fun!"</text:p>
      <text:p text:style-name="P4"/>
      <text:p text:style-name="P7">After Desert 2):</text:p>
      <text:p text:style-name="P4"/>
      <text:p text:style-name="P4"><text:span text:style-name="T2"><text:s/>Slash:</text:span> <text:s/></text:p>
      <text:p text:style-name="P4"><text:s text:c="12"/>Dialogue: "With that power supply you found for Brice he can finally open up his shop again. Visit him and see if he can upgrade some of your gear. I have a few more missions for you to run. You can see the missions you have available in the control panel."</text:p>
      <text:p text:style-name="P4"><text:s text:c="4"/><text:span text:style-name="T2">Brice</text:span>: </text:p>
      <text:p text:style-name="P4"><text:s text:c="13"/>Dialogue: "This power supply is a bit beat up but it still works! <text:s/>Click on my workbench to see what upgrades I can craft for you!"</text:p>
      <text:p text:style-name="P4"><text:s text:c="13"/>Menu: Available</text:p>
      <text:p text:style-name="P4"><text:s text:c="4"/><text:span text:style-name="T2">Dr. Tam: </text:span></text:p>
      <text:p text:style-name="P4"><text:s text:c="12"/>Dialogue: <text:s/>"Click on my workbench to buy some of my healing potions!"</text:p>
      <text:p text:style-name="P4"/>
      <text:p text:style-name="P4"/>
      <text:p text:style-name="P7">After Desert 5):</text:p>
      <text:p text:style-name="P4"/>
      <text:p text:style-name="P4"><text:span text:style-name="T2"><text:s/>Slash:</text:span> <text:s/></text:p>
      <text:p text:style-name="P4"><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4"/>
      <text:p text:style-name="P4"><text:s text:c="4"/><text:span text:style-name="T2">Brice</text:span>: </text:p>
      <text:p text:style-name="P4"><text:s text:c="13"/>Dialogue: "This power supply is a bit beat up but it still works! <text:s/>Click on my workbench to see what upgrades I can craft for you!"</text:p>
      <text:p text:style-name="P4"><text:s text:c="4"/><text:span text:style-name="T2">Dr. Tam: </text:span></text:p>
      <text:p text:style-name="P4"><text:soft-page-break/><text:s text:c="12"/>Dialogue: "Click on my workbench to buy some of my healing potions!"</text:p>
      <text:p text:style-name="P3"/>
      <text:p text:style-name="P4"/>
      <text:p text:style-name="P7">After Cave 1):</text:p>
      <text:p text:style-name="P4"><text:span text:style-name="T2"><text:s text:c="5"/>Slash:</text:span> <text:s/></text:p>
      <text:p text:style-name="P4"><text:s text:c="12"/>Dialogue: "Reactivating those water pumps really helped us out. Something strange is going on though... The pumps couldn't have been disabled by the creatures in the caves. I wonder if enemy commandos are down there somewhere."</text:p>
      <text:p text:style-name="P4"><text:s text:c="4"/><text:span text:style-name="T2">Brice</text:span>: </text:p>
      <text:p text:style-name="P4"><text:s text:c="13"/>Dialogue: "I can upgrade your weapons and armor! Click on my workbench to see what I have available"</text:p>
      <text:p text:style-name="P4"><text:s text:c="4"/><text:span text:style-name="T2">Dr. Tam: </text:span></text:p>
      <text:p text:style-name="P7"><text:s text:c="12"/><text:span text:style-name="T3">Dialogue: "Click on my workbench to buy some of my healing potions!"</text:span></text:p>
      <text:p text:style-name="P1"/>
      <text:p text:style-name="P7">After Cave 4):</text:p>
      <text:p text:style-name="P4"><text:span text:style-name="T2"><text:s text:c="5"/>Slash:</text:span> <text:s/></text:p>
      <text:p text:style-name="P4"><text:s text:c="12"/>Dialogue: "I knew there were commandos down there! They must be after that ancient relic the townsfolk were talking about. The relic must be close to where you ran into those troops, get back down there and see if you can beat them to it!"</text:p>
      <text:p text:style-name="P4"/>
      <text:p text:style-name="P4"><text:s text:c="4"/><text:span text:style-name="T2">Brice</text:span>: </text:p>
      <text:p text:style-name="P4"><text:s text:c="14"/>Dialogue: "I can upgrade your weapons and armor! Click on my workbench to see what I have available"</text:p>
      <text:p text:style-name="P4"/>
      <text:p text:style-name="P4"><text:s text:c="4"/><text:span text:style-name="T2">Dr. Tam: </text:span></text:p>
      <text:p text:style-name="P1"><text:s text:c="12"/>Dialogue: "Click on my workbench to buy some of my healing potions!"</text:p>
      <text:p text:style-name="P1"/>
      <text:p text:style-name="P7">After Cave 5):</text:p>
      <text:p text:style-name="P4"><text:span text:style-name="T2"><text:s text:c="5"/>Slash:</text:span> <text:s/></text:p>
      <text:p text:style-name="P4"><text:s text:c="12"/>Dialogue: ""</text:p>
      <text:p text:style-name="P4"/>
      <text:p text:style-name="P4"><text:s text:c="4"/><text:span text:style-name="T2">Brice</text:span>: </text:p>
      <text:p text:style-name="P4"><text:s text:c="14"/>Dialogue: "I can upgrade your weapons and armor! Click on my workbench to see what I have available"</text:p>
      <text:p text:style-name="P4"/>
      <text:p text:style-name="P4"><text:s text:c="4"/><text:span text:style-name="T2">Dr. Tam: </text:span></text:p>
      <text:p text:style-name="P1"><text:s text:c="12"/>Dialogue: "Click on my workbench to buy some of my healing potions!"</text:p>
      <text:p text:style-name="P4"><text:s/></text:p>
      <text:p text:style-name="P4"/>
      <text:p text:style-name="P7">After Temple 1):</text:p>
      <text:p text:style-name="P7"/>
      <text:p text:style-name="P7"/>
      <text:p text:style-name="P7">After Temple 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4-12-27T16:45:49.94</dc:date>
    <meta:editing-duration>P5DT23H57M1S</meta:editing-duration>
    <meta:editing-cycles>126</meta:editing-cycles>
    <meta:generator>OpenOffice.org/3.4.1$Win32 OpenOffice.org_project/341m1$Build-9593</meta:generator>
    <meta:document-statistic meta:table-count="0" meta:image-count="0" meta:object-count="0" meta:page-count="4" meta:paragraph-count="125" meta:word-count="1173" meta:character-count="7574"/>
  </office:meta>
</office:document-meta>
</file>